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1a021" officeooo:paragraph-rsid="0011a021"/>
    </style:style>
    <style:style style:name="P2" style:family="paragraph" style:parent-style-name="Heading_20_1">
      <style:text-properties officeooo:rsid="0011a021" officeooo:paragraph-rsid="0011a021"/>
    </style:style>
    <style:style style:name="P3" style:family="paragraph" style:parent-style-name="Text_20_body">
      <style:text-properties officeooo:rsid="0011a021" officeooo:paragraph-rsid="0011a021"/>
    </style:style>
    <style:style style:name="P4" style:family="paragraph" style:parent-style-name="Text_20_body" style:list-style-name="L1">
      <style:text-properties officeooo:rsid="0011a021" officeooo:paragraph-rsid="0011a021"/>
    </style:style>
    <style:style style:name="P5" style:family="paragraph" style:parent-style-name="Text_20_body" style:list-style-name="L3">
      <style:text-properties officeooo:rsid="0011a021" officeooo:paragraph-rsid="0011a021"/>
    </style:style>
    <style:style style:name="P6" style:family="paragraph" style:parent-style-name="Title">
      <style:text-properties officeooo:rsid="0011a021" officeooo:paragraph-rsid="0011a02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HOSTINGER</text:p>
      <text:p text:style-name="P3"/>
      <text:h text:style-name="P2" text:outline-level="1">FEATURES:</text:h>
      <text:list xml:id="list874984249" text:style-name="L1">
        <text:list-item>
          <text:p text:style-name="P4">Email Hosting</text:p>
        </text:list-item>
        <text:list-item>
          <text:p text:style-name="P4">CMS Support</text:p>
        </text:list-item>
        <text:list-item>
          <text:p text:style-name="P4">E-Commerce Integration</text:p>
        </text:list-item>
        <text:list-item>
          <text:p text:style-name="P4">Database Support</text:p>
        </text:list-item>
        <text:list-item>
          <text:p text:style-name="P4">Control Panel Integration</text:p>
        </text:list-item>
        <text:list-item>
          <text:p text:style-name="P4">Web Framework Support</text:p>
        </text:list-item>
        <text:list-item>
          <text:p text:style-name="P4">File Management</text:p>
        </text:list-item>
        <text:list-item>
          <text:p text:style-name="P4">Security Tools</text:p>
        </text:list-item>
        <text:list-item>
          <text:p text:style-name="P4">Templates</text:p>
        </text:list-item>
        <text:list-item>
          <text:p text:style-name="P4">Domain Name</text:p>
        </text:list-item>
        <text:list-item>
          <text:p text:style-name="P4">Drag and Drop</text:p>
        </text:list-item>
        <text:list-item>
          <text:p text:style-name="P4">Hosting</text:p>
        </text:list-item>
        <text:list-item>
          <text:p text:style-name="P4">Email Integrations</text:p>
        </text:list-item>
        <text:list-item>
          <text:p text:style-name="P4">Technical Support</text:p>
        </text:list-item>
        <text:list-item>
          <text:p text:style-name="P4">Knowledge Base Support</text:p>
        </text:list-item>
      </text:list>
      <text:p text:style-name="P3"/>
      <text:h text:style-name="P2" text:outline-level="1">PROS AND CONS:</text:h>
      <text:list xml:id="list922302141" text:style-name="L3">
        <text:list-item>
          <text:p text:style-name="P5">(pro) A free domain for 1<text:span text:style-name="T1">st</text:span> year, free SSL certificates, and unlimited professional email accounts are included which save you a lot in the long run.</text:p>
        </text:list-item>
        <text:list-item>
          <text:p text:style-name="P5">(pro) Hostinger migrates your website free of cost which saves you time and stress.</text:p>
        </text:list-item>
        <text:list-item>
          <text:p text:style-name="P5">(pro) If you’re not satisfied, a 30-day money-back guarantee is here. So that it’s completely risk-free.</text:p>
        </text:list-item>
        <text:list-item>
          <text:p text:style-name="P5"><text:soft-page-break/>(con) Hostinger offeres excellent customer support via Live Chat and Helpdesk, but it should also provide phone suppor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a021" officeooo:paragraph-rsid="0011a02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osting Specs<text:tab/><text:tab/>Daniel Carrasco Varg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2" meta:paragraph-count="23" meta:word-count="135" meta:character-count="778" meta:non-whitespace-character-count="684"/>
  </office:meta>
</office:document-meta>
</file>